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Times1" svg:font-family="Times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1" fo:font-size="12pt" fo:font-style="normal" style:text-underline-style="solid" style:text-underline-width="auto" style:text-underline-color="font-color" fo:font-weight="bold" fo:background-color="transparent"/>
    </style:style>
    <style:style style:name="P2" style:family="paragraph" style:parent-style-name="Text_20_body">
      <style:text-properties style:font-name="Times1"/>
    </style:style>
    <style:style style:name="P3" style:family="paragraph" style:parent-style-name="Text_20_body">
      <style:text-properties style:font-name="Times1" officeooo:rsid="001f0917"/>
    </style:style>
    <style:style style:name="P4" style:family="paragraph" style:parent-style-name="Text_20_body">
      <style:text-properties style:font-name="Times1" officeooo:rsid="001f0917" officeooo:paragraph-rsid="001f0917"/>
    </style:style>
    <style:style style:name="P5" style:family="paragraph" style:parent-style-name="Text_20_body">
      <style:text-properties style:font-name="Times1" officeooo:paragraph-rsid="00272166"/>
    </style:style>
    <style:style style:name="P6" style:family="paragraph" style:parent-style-name="Text_20_body">
      <style:text-properties style:font-name="Times1" fo:font-size="12pt"/>
    </style:style>
    <style:style style:name="P7" style:family="paragraph" style:parent-style-name="Text_20_body">
      <style:paragraph-properties fo:margin-top="0in" fo:margin-bottom="0in" loext:contextual-spacing="false" fo:line-height="120%" style:writing-mode="lr-tb"/>
      <style:text-properties style:font-name="Times1"/>
    </style:style>
    <style:style style:name="P8" style:family="paragraph" style:parent-style-name="Text_20_body">
      <style:paragraph-properties fo:margin-top="0in" fo:margin-bottom="0in" loext:contextual-spacing="false" fo:line-height="120%" style:writing-mode="lr-tb"/>
      <style:text-properties style:font-name="Times1" officeooo:paragraph-rsid="00272166"/>
    </style:style>
    <style:style style:name="P9" style:family="paragraph" style:parent-style-name="Text_20_body">
      <style:paragraph-properties fo:margin-top="0in" fo:margin-bottom="0in" loext:contextual-spacing="false" fo:line-height="120%" style:writing-mode="lr-tb"/>
      <style:text-properties style:font-name="Times1" officeooo:rsid="001e408e" officeooo:paragraph-rsid="001e40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2b5acc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32d3c1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33acd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33f4b7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ce2d6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18d45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7ecf6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9524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a4ea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e8564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0591c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1b92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2d3c1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5f251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85e94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a4462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bc81c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ccb6b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e256d" style:text-blinking="false" fo:background-color="transparent" loext:char-shading-value="0" style:font-weight-asian="normal" style:font-weight-complex="normal"/>
    </style:style>
    <style:style style:name="T25" style:family="text">
      <style:text-properties officeooo:rsid="0027ec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cd677d9a-7713-31e4-aeba-c05792e4ec67"/>System Glossary:</text:p>
      <text:p text:style-name="P2"/>
      <text:p text:style-name="P7"><text:span text:style-name="T3">App</text:span><text:span text:style-name="T2"> – </text:span><text:span text:style-name="T9">This mobile application.</text:span></text:p>
      <text:p text:style-name="P2"/>
      <text:p text:style-name="P7"><text:span text:style-name="T3">Building </text:span><text:span text:style-name="T2">– </text:span><text:span text:style-name="T9">A building on PSU Harrisburg’s Campus.</text:span></text:p>
      <text:p text:style-name="P2"/>
      <text:p text:style-name="P7"><text:span text:style-name="T3">Building Service</text:span><text:span text:style-name="T2"> –</text:span><text:span text:style-name="T9"> </text:span><text:span text:style-name="T12">A</text:span><text:span text:style-name="T15"> Service that resides inside of a Building.</text:span></text:p>
      <text:p text:style-name="P2"/>
      <text:p text:style-name="P7"><text:span text:style-name="T3">Current Location </text:span><text:span text:style-name="T2">– </text:span><text:span text:style-name="T9">The Building nearest to the User.</text:span></text:p>
      <text:p text:style-name="P7"/>
      <text:p text:style-name="P9"><text:span text:style-name="T4">Current Scavenger Hunt Clue</text:span><text:span text:style-name="T9"> – The last Scavenger Hunt Clue that hasn't been solved by the User. If the User hasn't solved a Scavenger Hunt Clue, then this would be the first Scavenger Hunt Clue in the Scavenger Hunt.</text:span></text:p>
      <text:p text:style-name="P3"/>
      <text:p text:style-name="P4"><text:span text:style-name="T1">Dropdown Menu</text:span> – <text:span text:style-name="T25">A method of input that allows the user to select from one of many textual options.</text:span></text:p>
      <text:p text:style-name="P7"/>
      <text:p text:style-name="P7"><text:span text:style-name="T3">Error Message</text:span><text:span text:style-name="T2"> – </text:span><text:span text:style-name="T9">A text popup that describes an error that has occurred during the operation of the App.</text:span></text:p>
      <text:p text:style-name="P2"/>
      <text:p text:style-name="P7"><text:span text:style-name="T3">GPS</text:span><text:span text:style-name="T2"> – </text:span><text:span text:style-name="T9">Global Positioning System</text:span></text:p>
      <text:p text:style-name="P2"/>
      <text:p text:style-name="P7"><text:span text:style-name="T3">GPS Coordinates</text:span><text:span text:style-name="T8"> – </text:span><text:span text:style-name="T9">A set of coordinates either provided by the GPS or to be used with the GPS.</text:span></text:p>
      <text:p text:style-name="P2"/>
      <text:p text:style-name="P7"><text:span text:style-name="T3">Main Menu</text:span><text:span text:style-name="T2"> – </text:span><text:span text:style-name="T9">A set of Menu Buttons, at the bottom of each Screen.</text:span></text:p>
      <text:p text:style-name="P2"/>
      <text:p text:style-name="P7"><text:span text:style-name="T3">Menu Button </text:span><text:span text:style-name="T2">– </text:span><text:span text:style-name="T9">A selectable button within the Main Menu. When selected, it changes the visible Screen.</text:span></text:p>
      <text:p text:style-name="P2"/>
      <text:p text:style-name="P7"><text:span text:style-name="T3">My Location Menu Button </text:span><text:span text:style-name="T2">– </text:span><text:span text:style-name="T9">A Main Menu Button that links to the My Location Screen.</text:span></text:p>
      <text:p text:style-name="P2"/>
      <text:p text:style-name="P7"><text:span text:style-name="T3">My Location Screen</text:span><text:span text:style-name="T2"> – </text:span><text:span text:style-name="T9">An intermediate Screen between determining the User's Current Location </text:span><text:soft-page-break/><text:span text:style-name="T9">and auto-navigating to the Service Results Screen for that Building. It will display a “Searching for nearest building...” message and a spinning icon.</text:span></text:p>
      <text:p text:style-name="P2"/>
      <text:p text:style-name="P7"><text:span text:style-name="T3">Outside System </text:span><text:span text:style-name="T2">– </text:span><text:span text:style-name="T9">A </text:span><text:span text:style-name="T16">framework or database</text:span><text:span text:style-name="T9"> with which the App must </text:span><text:span text:style-name="T16">utilize</text:span><text:span text:style-name="T9"> in order to provide </text:span><text:span text:style-name="T17">App functionality</text:span><text:span text:style-name="T9"> to the User.</text:span></text:p>
      <text:p text:style-name="P2"/>
      <text:p text:style-name="P7"><text:span text:style-name="T3">Room Data</text:span><text:span text:style-name="T2"> – </text:span><text:span text:style-name="T9">Contains the room’s number, the name of the Building it’s located in, a description of what the room is for, and simple directions of how to find the room.</text:span></text:p>
      <text:p text:style-name="P2"/>
      <text:p text:style-name="P7"><text:span text:style-name="T3">Room Directory</text:span><text:span text:style-name="T2"> – </text:span><text:span text:style-name="T9">A searchable list of mappings that associate a Room Number and a Building name to Room Data.</text:span></text:p>
      <text:p text:style-name="P2"/>
      <text:p text:style-name="P7"><text:span text:style-name="T3">Room Menu Button </text:span><text:span text:style-name="T2">– </text:span><text:span text:style-name="T9">A Main Menu Button that links to the Room Search Screen.</text:span></text:p>
      <text:p text:style-name="P2"/>
      <text:p text:style-name="P7"><text:span text:style-name="T3">Room Number </text:span><text:span text:style-name="T2">– </text:span><text:span text:style-name="T9">When combined with a Building name, creates a unique identifying tuple to be used for searching the Room Directory.</text:span></text:p>
      <text:p text:style-name="P2"/>
      <text:p text:style-name="P7"><text:span text:style-name="T3">Room Results Screen</text:span><text:span text:style-name="T2"> – </text:span><text:span text:style-name="T9">A Screen that displays Room Data from the Room Directory.</text:span></text:p>
      <text:p text:style-name="P2"/>
      <text:p text:style-name="P7"><text:span text:style-name="T3">Room Search Screen</text:span><text:span text:style-name="T2"> – </text:span><text:span text:style-name="T9">A Screen that allows user input of Room Number via </text:span><text:span text:style-name="T11">a T</text:span><text:span text:style-name="T9">ext </text:span><text:span text:style-name="T11">B</text:span><text:span text:style-name="T9">ox and building name via </text:span><text:span text:style-name="T11">a D</text:span><text:span text:style-name="T9">ropdown </text:span><text:span text:style-name="T11">M</text:span><text:span text:style-name="T9">enu. A Search Button towards the bottom of the Screen will, when pressed by the user, search the Room Directory.</text:span></text:p>
      <text:p text:style-name="P5"/>
      <text:p text:style-name="P8"><text:span text:style-name="T3">Scavenger Hunt</text:span><text:span text:style-name="T2"> – </text:span><text:span text:style-name="T9">A system that gives Scavenger Hunt Clues to the User one at a time and prompts the User for a correct Solution. It can be used as a more interactive way to learn about the PSU Harrisburg campus and some of its available Services.</text:span></text:p>
      <text:p text:style-name="P2"/>
      <text:p text:style-name="P7"><text:span text:style-name="T3">Scavenger Hunt Check Button</text:span><text:span text:style-name="T7"> – </text:span><text:span text:style-name="T9">A button displayed on the Scavenger Hunt Screen that when pressed, will check if the User’s input matches the Scavenger Hunt Clue Solution.</text:span></text:p>
      <text:p text:style-name="P2"/>
      <text:p text:style-name="P7"><text:span text:style-name="T3">Scavenger Hunt Clue</text:span><text:span text:style-name="T2"> – </text:span><text:span text:style-name="T9">Holds Scavenger Hunt Clue Descriptions, a Scavenger Hunt Clue Picture (if applicable), and a Scavenger Hunt Clue Solution.</text:span></text:p>
      <text:p text:style-name="P2"/>
      <text:p text:style-name="P7"><text:span text:style-name="T3">Scavenger Hunt Clue Description </text:span><text:span text:style-name="T2">– </text:span><text:span text:style-name="T9">A hint or question that is meant to lead the User towards </text:span><text:soft-page-break/><text:span text:style-name="T9">the Scavenger Hunt Clue Solution.</text:span></text:p>
      <text:p text:style-name="P2"/>
      <text:p text:style-name="P7"><text:span text:style-name="T3">Scavenger Hunt Clue Picture </text:span><text:span text:style-name="T2">– </text:span><text:span text:style-name="T9">An image intended to lead the User towards a Scavenger Hunt Clue Solution.</text:span></text:p>
      <text:p text:style-name="P2"/>
      <text:p text:style-name="P7"><text:span text:style-name="T3">Scavenger Hunt Clue Solution</text:span><text:span text:style-name="T2"> – </text:span><text:span text:style-name="T9">Contains data in the form of either a String or GPS Coordinates.</text:span></text:p>
      <text:p text:style-name="P2"/>
      <text:p text:style-name="P7"><text:span text:style-name="T3">Scavenger Hunt Hint Button </text:span><text:span text:style-name="T2">– </text:span><text:span text:style-name="T9">A button displayed on the Scavenger Hunt Screen that when pressed, will provide the User with an additional Scavenger Hunt Clue Description.</text:span></text:p>
      <text:p text:style-name="P2"/>
      <text:p text:style-name="P7"><text:span text:style-name="T3">Scavenger Hunt Screen</text:span><text:span text:style-name="T5"> – </text:span><text:span text:style-name="T9">A Screen that displays a Scavenger Hunt Clue </text:span><text:span text:style-name="T13">Description, Scavenger Hunt Clue Picture (if applicable)</text:span><text:span text:style-name="T9">, a Text Box if the Scavenger Hunt Clue Solution </text:span><text:span text:style-name="T14">accepts</text:span><text:span text:style-name="T9"> a String, the Scavenger Hunt Hint Button, and the Scavenger Hunt Check Button.</text:span></text:p>
      <text:p text:style-name="P2"/>
      <text:p text:style-name="P7"><text:span text:style-name="T3">Scavenger Hunt Menu Button </text:span><text:span text:style-name="T2">– </text:span><text:span text:style-name="T9">A Main Menu button that links to the Scavenger Hunt Screen.</text:span></text:p>
      <text:p text:style-name="P2"/>
      <text:p text:style-name="P7"><text:span text:style-name="T3">Screen</text:span><text:span text:style-name="T2"> – </text:span><text:span text:style-name="T9">An interactive visual interface that is displayed to that User.</text:span></text:p>
      <text:p text:style-name="P2"/>
      <text:p text:style-name="P7"><text:span text:style-name="T3">Search Bar</text:span><text:span text:style-name="T2"> – </text:span><text:span text:style-name="T9">A text box located at the top of the Service Search Screen that will filter the Service List Items by those whose button text contains a substring of what text is entered in the text box.</text:span></text:p>
      <text:p text:style-name="P2"/>
      <text:p text:style-name="P7"><text:span text:style-name="T3">Search Button </text:span><text:span text:style-name="T2">– </text:span><text:span text:style-name="T9">A button displayed on the Room Search Screen which initiates a search of the Room Directory.</text:span></text:p>
      <text:p text:style-name="P2"/>
      <text:p text:style-name="P7"><text:span text:style-name="T3">Service</text:span><text:span text:style-name="T6"> –</text:span><text:span text:style-name="T18"> </text:span><text:span text:style-name="T24">Assistance or utility</text:span><text:span text:style-name="T21"> o</text:span><text:span text:style-name="T20">ffered to students and faculty by the PSU Harrisburg campus</text:span><text:span text:style-name="T18">. </text:span><text:span text:style-name="T19">This can be a</text:span><text:span text:style-name="T9"> Web Service, </text:span><text:span text:style-name="T10">Building,</text:span><text:span text:style-name="T9"> or Building Service</text:span></text:p>
      <text:p text:style-name="P2"/>
      <text:p text:style-name="P7"><text:span text:style-name="T3">Service Data</text:span><text:span text:style-name="T2"> – </text:span><text:span text:style-name="T9">Contains information about a Service such as it’s name, a brief description, GPS Coordinates (if applicable), contact phone number (if applicable), and website URL(if applicable).</text:span></text:p>
      <text:p text:style-name="P2"/>
      <text:p text:style-name="P7"><text:span text:style-name="T3">Service Directory</text:span><text:span text:style-name="T2"> – </text:span><text:span text:style-name="T9">A searchable list of mappings that associate a Service’s name to Service </text:span><text:soft-page-break/><text:span text:style-name="T9">Data.</text:span></text:p>
      <text:p text:style-name="P2"/>
      <text:p text:style-name="P7"><text:span text:style-name="T3">Service List Item </text:span><text:span text:style-name="T2">– </text:span><text:span text:style-name="T9">A clickable button on the Service Search Screen whose button text is the name of a Service.</text:span></text:p>
      <text:p text:style-name="P2"/>
      <text:p text:style-name="P7"><text:span text:style-name="T3">Service Menu Button </text:span><text:span text:style-name="T2">– </text:span><text:span text:style-name="T9">A Main Menu Button that links to the Service Search Screen.</text:span></text:p>
      <text:p text:style-name="P2"/>
      <text:p text:style-name="P7"><text:span text:style-name="T3">Service Results Screen</text:span><text:span text:style-name="T2"> – </text:span><text:span text:style-name="T9">A Screen that displays Service Data from the Service Directory. A Take Me There Button will appear </text:span><text:span text:style-name="T11">towards</text:span><text:span text:style-name="T9"> the bottom of the screen if the Service Data contains GPS Coordinates.</text:span></text:p>
      <text:p text:style-name="P2"/>
      <text:p text:style-name="P7"><text:span text:style-name="T3">Service Search Screen </text:span><text:span text:style-name="T2">– </text:span><text:span text:style-name="T9">A Screen that displays the Search Bar at the top, followed by a list of clickable Service List Items.</text:span></text:p>
      <text:p text:style-name="P2"/>
      <text:p text:style-name="P7"><text:span text:style-name="T3">String </text:span><text:span text:style-name="T2">– </text:span><text:span text:style-name="T9">A case insensitive textual solution to a Scavenger Hunt Clue.</text:span></text:p>
      <text:p text:style-name="P2"/>
      <text:p text:style-name="P7"><text:span text:style-name="T3">Take Me There Button </text:span><text:span text:style-name="T2">– </text:span><text:span text:style-name="T9">A button displayed in the Service Results Screen that links to an Outside System for directions to the GPS Coordinates.</text:span></text:p>
      <text:p text:style-name="P2"/>
      <text:p text:style-name="P7"><text:span text:style-name="T3">Text Box </text:span><text:span text:style-name="T2">– </text:span><text:span text:style-name="T9">A method of textual input that allows User to type a response.</text:span></text:p>
      <text:p text:style-name="P2"/>
      <text:p text:style-name="P7"><text:span text:style-name="T3">User</text:span><text:span text:style-name="T2"> – </text:span><text:span text:style-name="T9">A person that utilizes the App.</text:span></text:p>
      <text:p text:style-name="P2"/>
      <text:p text:style-name="P7"><text:span text:style-name="T3">Web Service </text:span><text:span text:style-name="T2">– </text:span><text:span text:style-name="T9">A Service that resides outside the Campus and is accessed through the internet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" svg:font-family="Times"/>
    <style:font-face style:name="Times1" svg:font-family="Times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Windows_x86 LibreOffice_project/9bb7eadab57b6755b1265afa86e04bf45fbfc644</meta:generator>
    <dc:date>2016-01-25T02:27:39.760000000</dc:date>
    <meta:editing-duration>PT6H17M43S</meta:editing-duration>
    <meta:editing-cycles>39</meta:editing-cycles>
    <meta:document-statistic meta:table-count="0" meta:image-count="0" meta:object-count="0" meta:page-count="4" meta:paragraph-count="45" meta:word-count="890" meta:character-count="5309" meta:non-whitespace-character-count="4420"/>
  </office:meta>
</office:document-meta>
</file>